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learn about how to make a game a simple , cool Android game from start to finish a very short time. </text:p>
      <text:p text:style-name="Standard">So before gets started what are you going to build at the end of the lesson </text:p>
      <text:p text:style-name="Standard">There is a simulator in Unity where you can test your game in different virtual devices and then you can play inside it. </text:p>
      <text:p text:style-name="Standard">In this game there will be something shown tap to start so by tapping on the screen anywhere your game gets started and automatically the block will start coming from above randomly and we dodge them and we get one points</text:p>
      <text:p text:style-name="Standard">We tap on the left to move left and tap right to move right </text:p>
      <text:p text:style-name="Standard">If the player get collided with the block then the game get restarted </text:p>
      <text:p text:style-name="Standard">and tap agaon to again start the game </text:p>
      <text:p text:style-name="Standard">It is very simple game and cool game</text:p>
      <text:p text:style-name="Standard">By gfinishing this game you will learn how to make game from start to finish step by step </text:p>
      <text:p text:style-name="Standard">Explanation will be less because we are going to move very fast </text:p>
      <text:p text:style-name="Standard">So lets get started building this dodge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55S</meta:editing-duration>
    <meta:editing-cycles>33</meta:editing-cycles>
    <meta:generator>OpenOffice/4.1.15$Win32 OpenOffice.org_project/4115m2$Build-9813</meta:generator>
    <dc:date>2024-10-04T17:16:56.24</dc:date>
    <meta:document-statistic meta:table-count="0" meta:image-count="0" meta:object-count="0" meta:page-count="1" meta:paragraph-count="11" meta:word-count="187" meta:character-count="945"/>
    <meta:user-defined meta:name="Info 1"/>
    <meta:user-defined meta:name="Info 2"/>
    <meta:user-defined meta:name="Info 3"/>
    <meta:user-defined meta:name="Info 4"/>
  </office:meta>
</office:document-meta>
</file>